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4.50pt" text:min-label-width="18.00pt"/>
        <style:text-properties fo:font-family="Symbol"/>
      </text:list-level-style-bullet>
    </text:list-style>
    <style:style style:name="P21" style:family="paragraph">
      <style:paragraph-properties fo:line-height="115.00%" fo:text-align="left" fo:margin-left="13.50pt" fo:text-indent="-13.50p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style:style style:name="P25" style:family="paragraph">
      <style:paragraph-properties fo:line-height="100.00%" fo:text-align="left" fo:margin-bottom="10.00pt"/>
    </style:style>
    <style:style style:name="P26" style:family="paragraph">
      <style:paragraph-properties fo:line-height="115.00%" fo:text-align="left" fo:margin-bottom="10.00pt"/>
    </style:style>
    <style:style style:name="P27" style:family="paragraph">
      <style:paragraph-properties fo:line-height="100.00%" fo:text-align="left" fo:margin-bottom="10.00pt"/>
    </style:style>
    <style:style style:name="P28" style:family="paragraph">
      <style:paragraph-properties fo:line-height="115.00%" fo:text-align="left" fo:margin-bottom="10.00pt"/>
    </style:style>
  </office:automatic-styles>
  <office:body>
    <office:text>
      <text:p text:style-name="P1"><text:span text:style-name="T1">MOVE SEMANTICS</text:span></text:p>
      <text:p text:style-name="P2"><text:span text:style-name="T2"/></text:p>
      <text:p text:style-name="P2"><text:span text:style-name="T3">WHAT ARE MOVE SEMANTICS</text:span></text:p>
      <text:p text:style-name="P2"><text:span text:style-name="T4">Move semantics aim to avoid the copying of data from temporary objects by instead stealing the memory location of where the object resides. This behaviour is implemented through the use of a move constructor and move assignment operator.</text:span></text:p>
      <text:p text:style-name="P2"><text:span text:style-name="T4">A move constructor and move assignment operator can only be passed rvalues, whenever an lvalue is used, the copy constructor, or copy assignment operator will be called which means data will simply be copied to the new instance of the object. </text:span></text:p>
      <text:p text:style-name="P2"><text:span text:style-name="T4">If we want to treat an lvalue like an rvalue so we can make use of move semantics then we need to cast an lvalue to rvalue. </text:span></text:p>
      <text:p text:style-name="P2"><text:span text:style-name="T5"/></text:p>
      <text:p text:style-name="P2"><text:span text:style-name="T6">STD::MOVE</text:span></text:p>
      <text:p text:style-name="P2"><text:span text:style-name="T7">Allows casting an lvalue to an rvalue and therefore allows move constructor to be called.</text:span></text:p>
      <text:p text:style-name="P3"><draw:frame text:anchor-type="as-char" svg:width="182.03mm" svg:height="16.51mm" style:rel-width="scale" style:rel-height="scale"><draw:object-ole xlink:href="OleObj1"/><draw:image xlink:href="ObjectReplacements/OleObj1"/></draw:frame><text:span text:style-name="T8"/></text:p>
      <text:p text:style-name="P4"><text:span text:style-name="T9">When working with a temporary object if we pass it to a move constructor we know that the temporary object (the rvalue reference) is going to get destroyed once the method has finished being executed. </text:span></text:p>
      <text:p text:style-name="P4"><text:span text:style-name="T9">With an lvalue, its lifetime might not be so short and by using std::move and essentially treating it like a temporary object we could end up deleting data that is used somewhere else in the program. Therefore, we should use std::move on lvalues that we know aren’t going to get used anywhere else in the code, such as if they are local to the function in which a move constructor is being called.</text:span></text:p>
      <text:p text:style-name="P4"><text:span text:style-name="T10"/></text:p>
      <text:p text:style-name="P4"><text:span text:style-name="T11">RVALUE REFERENCE IS AN LVALUE</text:span></text:p>
      <text:p text:style-name="P4"><text:span text:style-name="T12">We have to rememember that rvalue references are lvalues, std::move helps us with that. </text:span></text:p>
      <text:p text:style-name="P5"><draw:frame text:anchor-type="as-char" svg:width="181.82mm" svg:height="44.45mm" style:rel-width="scale" style:rel-height="scale"><draw:object-ole xlink:href="OleObj2"/><draw:image xlink:href="ObjectReplacements/OleObj2"/></draw:frame><text:span text:style-name="T13"/></text:p>
      <text:p text:style-name="P6"><text:span text:style-name="T14">In the previous code we have a move operator, which without us wanting to is calling the string copy constructor. This is because an rvalue passed to a rvalue reference is actually an lvalue. To make sure the move operator is being used we have to use std::move.</text:span></text:p>
      <text:p text:style-name="P7"><draw:frame text:anchor-type="as-char" svg:width="83.40mm" svg:height="27.31mm" style:rel-width="scale" style:rel-height="scale"><draw:object-ole xlink:href="OleObj3"/><draw:image xlink:href="ObjectReplacements/OleObj3"/></draw:frame><text:span text:style-name="T15"/></text:p>
      <text:p text:style-name="P8"><text:span text:style-name="T15"/></text:p>
      <text:p text:style-name="P8"><text:span text:style-name="T15"/></text:p>
      <text:p text:style-name="P8"><text:span text:style-name="T16">PERFECT FORWARDING</text:span></text:p>
      <text:p text:style-name="P8"><text:span text:style-name="T17">Perfect forwarding allows a template function that accepts a set of arguments to forward these arguments to another function whilst retaining the lvalue or rvalue nature of the original function arguments. It reduces excessive copying and simplifies code by reducing the need to write overloads to handle lvalues and rvalues separately.</text:span></text:p>
      <text:p text:style-name="P8"><text:span text:style-name="T17">Some issues that perfect forwarding will fix:</text:span></text:p>
      <text:p text:style-name="P9"><draw:frame text:anchor-type="as-char" svg:width="44.24mm" svg:height="27.94mm" style:rel-width="scale" style:rel-height="scale"><draw:object-ole xlink:href="OleObj4"/><draw:image xlink:href="ObjectReplacements/OleObj4"/></draw:frame><text:span text:style-name="T18"/></text:p>
      <text:p text:style-name="P10"><text:span text:style-name="T19">Then this won't compile, as we can only pass lvalues:</text:span></text:p>
      <text:p text:style-name="P11"><draw:frame text:anchor-type="as-char" svg:width="13.34mm" svg:height="6.35mm" style:rel-width="scale" style:rel-height="scale"><draw:object-ole xlink:href="OleObj5"/><draw:image xlink:href="ObjectReplacements/OleObj5"/></draw:frame><text:span text:style-name="T20"/></text:p>
      <text:p text:style-name="P12"><text:span text:style-name="T21">We can then make X take an const lvalue reference, but then Y would not be able to modify the arguments. So we would need an overload of the X function that would take an rvalue.</text:span></text:p>
      <text:p text:style-name="P13"><draw:frame text:anchor-type="as-char" svg:width="44.03mm" svg:height="27.31mm" style:rel-width="scale" style:rel-height="scale"><draw:object-ole xlink:href="OleObj6"/><draw:image xlink:href="ObjectReplacements/OleObj6"/></draw:frame><text:span text:style-name="T22"/></text:p>
      <text:p text:style-name="P14"><text:span text:style-name="T23">However, we also know that an rvalue reference is treated as an lvalue, so even if X can handle an rvalue reference, Y will only be able to handle lvalues.</text:span></text:p>
      <text:p text:style-name="P14"><text:span text:style-name="T23">We will come back to perfect forwarding later. First we need to cover some other concepts.</text:span></text:p>
      <text:p text:style-name="P14"><text:span text:style-name="T24"/></text:p>
      <text:p text:style-name="P14"><text:span text:style-name="T25">TEMPLATE TYPE DEDUCTION</text:span></text:p>
      <text:p text:style-name="P14"><text:span text:style-name="T26">Template type deduction relates to how the compiler deduces the type T passed into the template function when the functions parameter is of type T&amp;&amp;. </text:span></text:p>
      <text:list text:style-name="L15">
        <text:list-item>
          <text:p text:style-name="P15"><text:span text:style-name="T26">If the argument passed to T is a lvalue, then T is deduced to a lvalue reference, X&amp;</text:span></text:p>
        </text:list-item>
        <text:list-item>
          <text:p text:style-name="P15"><text:span text:style-name="T26">If the argument passed to T is a rvalue, then T is deduced to a lvalue X.</text:span></text:p>
        </text:list-item>
      </text:list>
      <text:p text:style-name="P16"><text:span text:style-name="T26">Basically, we can call a template function without having to specify the type T being passed (rvalue or lvalue) and have the compiler determine the type. </text:span></text:p>
      <text:p text:style-name="P17"><draw:frame text:anchor-type="as-char" svg:width="74.08mm" svg:height="13.34mm" style:rel-width="scale" style:rel-height="scale"><draw:object-ole xlink:href="OleObj7"/><draw:image xlink:href="ObjectReplacements/OleObj7"/></draw:frame><text:span text:style-name="T27"/></text:p>
      <text:p text:style-name="P18"><text:span text:style-name="T27"/></text:p>
      <text:p text:style-name="P18"><text:span text:style-name="T28">REFERENCE COLLAPSING</text:span></text:p>
      <text:p text:style-name="P18"><text:span text:style-name="T29">Used to determine the value of T of a template function argument when trying to take the reference of a reference, something that is illegal in C++. </text:span></text:p>
      <text:p text:style-name="P19"><draw:frame text:anchor-type="as-char" svg:width="45.72mm" svg:height="27.09mm" style:rel-width="scale" style:rel-height="scale"><draw:object-ole xlink:href="OleObj8"/><draw:image xlink:href="ObjectReplacements/OleObj8"/></draw:frame><text:span text:style-name="T30"/></text:p>
      <text:p text:style-name="P19"><draw:frame text:anchor-type="as-char" svg:width="49.74mm" svg:height="11.22mm" style:rel-width="scale" style:rel-height="scale"><draw:object-ole xlink:href="OleObj9"/><draw:image xlink:href="ObjectReplacements/OleObj9"/></draw:frame><text:span text:style-name="T30"/></text:p>
      <text:p text:style-name="P20"><text:span text:style-name="T31">Here the type T is deduced to string&amp;, and ontop of that we are trying to store a reference to param. That means that we are trying to do '(string&amp;)&amp; t = param'; taking a reference of a reference.</text:span></text:p>
      <text:p text:style-name="P20"><text:span text:style-name="T31">Reference collpasing does the following:</text:span></text:p>
      <text:list text:style-name="L21">
        <text:list-item>
          <text:p text:style-name="P21"><text:span text:style-name="T32">Taking the reference of an lvalue reference results in an lvalue reference, X&amp; &amp; becomes X&amp;</text:span></text:p>
        </text:list-item>
        <text:list-item>
          <text:p text:style-name="P21"><text:span text:style-name="T32">Taking the rvalue reference of an lvalue reference is an lvalue reference, X&amp; &amp;&amp; becomes X&amp;</text:span></text:p>
        </text:list-item>
        <text:list-item>
          <text:p text:style-name="P21"><text:span text:style-name="T32">Taking the lvalue reference of an rvalue reference is an lvalue reference, X&amp;&amp; &amp; becomes X&amp;</text:span></text:p>
        </text:list-item>
        <text:list-item>
          <text:p text:style-name="P21"><text:span text:style-name="T32">Taking the rvalue reference of an rvalue reference is an rvalue reference, X&amp;&amp; &amp;&amp; becomes X&amp;&amp;</text:span></text:p>
        </text:list-item>
      </text:list>
      <text:p text:style-name="P22"><text:span text:style-name="T33"/></text:p>
      <text:p text:style-name="P22"><text:span text:style-name="T34">FORWARDING WITH STD::FORWARDING</text:span></text:p>
      <text:p text:style-name="P22"><text:span text:style-name="T35">std::forward is required to resolve the case where rvalue references are treated as lvalues. The issue was that even if we passed an rvalue to a function that took an rvalue reference, that rvalue reference was being treated as an lvalue. Therefore we couldnt use the original rvalue as an rvalue inside the function.</text:span></text:p>
      <text:p text:style-name="P22"><text:span text:style-name="T35">std::forward in use:</text:span></text:p>
      <text:p text:style-name="P23"><draw:frame text:anchor-type="as-char" svg:width="182.46mm" svg:height="20.53mm" style:rel-width="scale" style:rel-height="scale"><draw:object-ole xlink:href="OleObj10"/><draw:image xlink:href="ObjectReplacements/OleObj10"/></draw:frame><text:span text:style-name="T36"/></text:p>
      <text:p text:style-name="P24"><text:span text:style-name="T37">This means that if we pass an rvalue to a function that takes an rvalue reference, even if it gets made into an lvalue, it will then be forwarded back to being an rvalue reference. However, if we would still need an overloaded function for our inner function that takes an lvalue reference.</text:span></text:p>
      <text:p text:style-name="P24"><text:span text:style-name="T38"/></text:p>
      <text:p text:style-name="P24"><text:span text:style-name="T39">UNIVERSAL REFERENCES</text:span></text:p>
      <text:p text:style-name="P24"><text:span text:style-name="T40">Basically that even though it is &amp;&amp;, it can be an rvalue reference or a lvalue reference. This is how we pass both of those to a template with parameter T&amp;&amp;.<text:s/></text:span><text:span text:style-name="T41">(With templates T&amp;&amp; can mean T&amp;&amp; or T&amp;, however normally &amp;&amp; is just an rvalue reference!!!)</text:span></text:p>
      <text:p text:style-name="P24"><text:span text:style-name="T42">If the value that initializes the universal reference is an lvalue/rvalue, the universal reference becomes an lvalue/rvalue reference. </text:span></text:p>
      <text:p text:style-name="P25"><text:span text:style-name="T43">Understanding universal references: </text:span></text:p>
      <text:p text:style-name="P25"><text:a xlink:href="https://isocpp.org/blog/2012/11/universal-references-in-c11-scott-meyers"><text:span text:style-name="T44">https://isocpp.org/blog/2012/11/universal-references-in-c11-scott-meyers</text:span></text:a><text:span text:style-name="T45"/></text:p>
      <text:p text:style-name="P26"><text:span text:style-name="T46"/></text:p>
      <text:p text:style-name="P26"><text:span text:style-name="T47"/></text:p>
      <text:p text:style-name="P26"><text:span text:style-name="T48">PERFECT FORWARDING</text:span></text:p>
      <text:p text:style-name="P26"><text:span text:style-name="T49">For perfect forwarding to work it, we need a template function that accepts a parameter of type T&amp;&amp; and that template type deduction is used. Also, we need this std::forward must have its type explicitly defined.</text:span></text:p>
      <text:p text:style-name="P27"><draw:frame text:anchor-type="as-char" svg:width="103.51mm" svg:height="107.74mm" style:rel-width="scale" style:rel-height="scale"><draw:object-ole xlink:href="OleObj11"/><draw:image xlink:href="ObjectReplacements/OleObj11"/></draw:frame><text:span text:style-name="T50"/></text:p>
      <text:p text:style-name="P27"><draw:frame text:anchor-type="as-char" svg:width="67.73mm" svg:height="26.88mm" style:rel-width="scale" style:rel-height="scale"><draw:object-ole xlink:href="OleObj12"/><draw:image xlink:href="ObjectReplacements/OleObj12"/></draw:frame><text:span text:style-name="T50"/></text:p>
      <text:p text:style-name="P27"><draw:frame text:anchor-type="as-char" svg:width="111.55mm" svg:height="17.57mm" style:rel-width="scale" style:rel-height="scale"><draw:object-ole xlink:href="OleObj13"/><draw:image xlink:href="ObjectReplacements/OleObj13"/></draw:frame><text:span text:style-name="T50"/></text:p>
      <text:p text:style-name="P27"><draw:frame text:anchor-type="as-char" svg:width="135.89mm" svg:height="77.68mm" style:rel-width="scale" style:rel-height="scale"><draw:object-ole xlink:href="OleObj14"/><draw:image xlink:href="ObjectReplacements/OleObj14"/></draw:frame><text:span text:style-name="T50"/></text:p>
      <text:p text:style-name="P28"><text:span text:style-name="T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